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style:font-name="Calibri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text:span text:style-name="T1">Qu’est-ce que l’internet ? </text:span></text:p>
      <text:p text:style-name="P2"/>
      <text:p text:style-name="P2">1.1 - <text:span text:style-name="T1">Un navigateur web incontournable</text:span></text:p>
      <text:p text:style-name="P2"/>
      <text:p text:style-name="P2">Classement des navigateurs web les plus utilisés dans le monde selon la dernière mise à jour de statcounter en Août 2023 :</text:p>
      <text:p text:style-name="P2"><text:s text:c="2"/></text:p>
      <text:p text:style-name="P2"><text:s text:c="4"/>1. <text:s text:c="3"/>Google Chrome</text:p>
      <text:p text:style-name="P2"><text:s text:c="4"/>2. <text:s text:c="3"/>Safari</text:p>
      <text:p text:style-name="P2"><text:s text:c="4"/>3. <text:s text:c="3"/>Bord</text:p>
      <text:p text:style-name="P2"><text:s text:c="4"/>4. <text:s text:c="3"/>Firefox</text:p>
      <text:p text:style-name="P2"><text:s text:c="4"/>5. <text:s text:c="3"/>Opéra</text:p>
      <text:p text:style-name="P2"><text:s text:c="4"/>6. Internet Samsung</text:p>
      <text:p text:style-name="P2"/>
      <text:p text:style-name="P2">Il y en a bien d’autres navigateurs bien sur, comme on peut voir sur les store de nos desktop, mais ces 6 sont les <text:s/>plus utilisés à l’heure actuell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9T17:28:55.435000000</dc:date>
    <meta:editing-duration>PT1M22S</meta:editing-duration>
    <meta:editing-cycles>1</meta:editing-cycles>
    <meta:document-statistic meta:table-count="0" meta:image-count="0" meta:object-count="0" meta:page-count="1" meta:paragraph-count="11" meta:word-count="77" meta:character-count="450" meta:non-whitespace-character-count="340"/>
    <meta:generator>Trio_Office/6.2.8.2$Windows_x86 LibreOffice_project/</meta:generator>
  </office:meta>
</office:document-meta>
</file>